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2b1e" officeooo:paragraph-rsid="00052b1e"/>
    </style:style>
    <style:style style:name="P2" style:family="paragraph" style:parent-style-name="Preformatted_20_Text" style:list-style-name="L1">
      <style:text-properties officeooo:rsid="00052b1e" officeooo:paragraph-rsid="00052b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rumenti software</text:h>
      <text:list xml:id="list7834168149606544267" text:style-name="L1">
        <text:list-item>
          <text:p text:style-name="P2">Docker</text:p>
        </text:list-item>
        <text:list-item>
          <text:p text:style-name="P2">PostgreSQL</text:p>
        </text:list-item>
        <text:list-item>
          <text:p text:style-name="P2">NodeJs</text:p>
        </text:list-item>
        <text:list-item>
          <text:p text:style-name="P2">SCSS</text:p>
        </text:list-item>
        <text:list-item>
          <text:p text:style-name="P2">HTML5</text:p>
        </text:list-item>
        <text:list-item>
          <text:p text:style-name="P2">mustache</text:p>
        </text:list-item>
        <text:list-item>
          <text:p text:style-name="P2">js</text:p>
        </text:list-item>
      </text:list>
      <text:p text:style-name="P1"/>
      <text:h text:style-name="Heading_20_1" text:outline-level="1">Progettazione database</text:h>
      <text:p text:style-name="P1">## Schema concettuale</text:p>
      <text:p text:style-name="P1">![Schema concettuale]()</text:p>
      <text:p text:style-name="P1"/>
      <text:p text:style-name="P1">## Schema ER</text:p>
      <text:p text:style-name="P1">![Schema ER](ER.svg)</text:p>
      <text:p text:style-name="P1"/>
      <text:p text:style-name="P1">### Considerazioni su schema ER</text:p>
      <text:p text:style-name="P1">#### Utenti</text:p>
      <text:p text:style-name="P1">Ci sono tre tipologie di utenti, worker, requester e admin.</text:p>
      <text:p text:style-name="P1">L'admin e' un utente unico con nome utente predefinito e password modificabile.</text:p>
      <text:p text:style-name="P1">Mentre il numero di worker e requester non e' fissato. Hanno inoltre attributi simili, ma il requester ne presenta uno in piu', e hanno relazioni diverse.</text:p>
      <text:p text:style-name="P1">Quindi ho scelto di mantenere le entita' figlie invece di raggrupparle in un'entita' padre. Mantenendo cosi' le singole tabelle a risparmio dello spazio che avrebbe occupato ogni worker con un attributo sempre null.</text:p>
      <text:p text:style-name="P1"/>
      <text:p text:style-name="P1">## Schema relazionale</text:p>
      <text:p text:style-name="P1">`requester(id, email, password, verified)`</text:p>
      <text:p text:style-name="P1"/>
      <text:p text:style-name="P1">`worker(id, email, password)`</text:p>
      <text:p text:style-name="P1"/>
      <text:p text:style-name="P1">`campaign(id, name, majority_threshold, workers_per_task, start, end, apply_end, requester)`</text:p>
      <text:p text:style-name="P1"/>
      <text:p text:style-name="P1">`task(id, name, context, campaign, result*(choice.id))`</text:p>
      <text:p text:style-name="P1"/>
      <text:p text:style-name="P1">`choice(id, name, value, task)`</text:p>
      <text:p text:style-name="P1"/>
      <text:p text:style-name="P1">`keyword(id, description)`</text:p>
      <text:p text:style-name="P1"/>
      <text:p text:style-name="P1">`task_keyword(task, keyword)`</text:p>
      <text:p text:style-name="P1"/>
      <text:p text:style-name="P1">`worker_attitude(worker, keyword, level)`</text:p>
      <text:p text:style-name="P1"/>
      <text:p text:style-name="P1">`worker_campaign(worker, campaign, score)`</text:p>
      <text:p text:style-name="P1"/>
      <text:p text:style-name="P1">`worker_choice(worker, choice)`</text:p>
      <text:p text:style-name="P1"/>
      <text:p text:style-name="P1">### Tabelle ausiliarie</text:p>
      <text:p text:style-name="P1">`admin(password)`</text:p>
      <text:p text:style-name="P1"/>
      <text:p text:style-name="P1">`session(sid, sess, expire)`</text:p>
      <text:p text:style-name="P1"/>
      <text:p text:style-name="P1">## Scelte progettuali</text:p>
      <text:p text:style-name="P1"/>
      <text:p text:style-name="P1">### Gestione keyword</text:p>
      <text:p text:style-name="P1">Le keyword sono gestite con dei suggerimenti proposti al requester per la keyword che stà digitando.</text:p>
      <text:p text:style-name="P1"><text:soft-page-break/>I suggerimenti sono l'insieme delle keyword tali che l'input dell'utente ne è una sottostringa.</text:p>
      <text:p text:style-name="P1">In questo modo l'utente ha tutta la liberta di scegliere le keyword che desidera tenendo sott'occhio le keyword "simili" gia conosciute dall'applicazione.</text:p>
      <text:p text:style-name="P1"/>
      <text:p text:style-name="P1">Questa soluzione permette di evitare doppioni dovuti all'uso del plurale e altri suffissi o prefissi.</text:p>
      <text:p text:style-name="P1"/>
      <text:p text:style-name="P1">La scelta di suggerire keyword che contengono l'input dell'utente come sottostringa è dovuta alla disponibilita dell'operatore sql `LIKE` e la sua semplicita di utilizzo.</text:p>
      <text:p text:style-name="P1"/>
      <text:p text:style-name="P1">### Profilo lavoratore</text:p>
      <text:p text:style-name="P1">Il grado di competenza/attitudine di un lavoratore rispetto ad una keyword è rappresentato da un numero intero positivo.</text:p>
      <text:p text:style-name="P1">Una keyword non associata al lavoratore si considera a livello zero.</text:p>
      <text:p text:style-name="P1">Tutti i lavoratori al momento dell'iscrizione, non hanno keyword associate e quindi hanno tutte le competenze/attitudini a livello zero.</text:p>
      <text:p text:style-name="P1"/>
      <text:p text:style-name="P1">Successivamente allo svolgimento di un task che risulta valido, vengono aggiornati i profili dei lavoratori che lo hanno eseguito, incrementando o decrementando di uno il livelo delle keyword associate al task.</text:p>
      <text:p text:style-name="P1">Tutte le competenze/attitudini che si trovano a livello zero in un certo istante, vengono disassociate dal profilo del lavoratore in quanto il livello zero è sottinteso per tutte le keyword per tutti i lavoratori se non altrimenti specificato.</text:p>
      <text:p text:style-name="P1"/>
      <text:p text:style-name="P1">### Assegnazione task</text:p>
      <text:p text:style-name="P1">```</text:p>
      <text:p text:style-name="P1">function: db/sql/1-functions.sql:assign_task</text:p>
      <text:p text:style-name="P1">```</text:p>
      <text:p text:style-name="P1">L'assegnazione di un task al lavoratore che ne fa richiesta all'interno di una campagna di lavoro è gestita mediante un indice detto `P` calcolato per ogni task della della campagna di lavoro.</text:p>
      <text:p text:style-name="P1"/>
      <text:p text:style-name="P1">Dato un lavoratore che fa richiesta di un task, gli verrà assegnato il task con l'indice `P` massimo tra i task non completati di quella campagna.</text:p>
      <text:p text:style-name="P1"/>
      <text:p text:style-name="P1">```</text:p>
      <text:p text:style-name="P1">P(task) := somma dei livelli di competenza/attitudine del lavoratore nei confronti delle keyword associate al task</text:p>
      <text:p text:style-name="P1">```</text:p>
      <text:p text:style-name="P1"/>
      <text:p text:style-name="P1">Per esempio un lavoratore appena iscritto ha tutte le competenze/attitudini a livello zero, quindi la scelta del task da assegnare diventa casuale.</text:p>
      <text:p text:style-name="P1"/>
      <text:p text:style-name="P1">Al lavoratore non viene preclusa la possibilita' di eseguire task che non gli competono in parte o completamente. Al fine di permettere ai lavoratori di modellare indipendentemente e "inconsciamente" il proprio profilo per rispecchiare il piu possibile la realta'.</text:p>
      <text:p text:style-name="P1"/>
      <text:p text:style-name="P1">### Aggiornamento profilo lavoratore</text:p>
      <text:p text:style-name="P1">```</text:p>
      <text:p text:style-name="P1">trigger: db/sql/1-functions.sql:complete_task</text:p>
      <text:p text:style-name="P1">```</text:p>
      <text:p text:style-name="P1">Dato che tutti i lavoratori hanno tutte le keyword a livello zero se non altrimenti specificato.</text:p>
      <text:p text:style-name="P1">L'aggiornamento del profilo di un lavoratore avviene incrementando o decrementando di uno il livello associato alla keyword, in base all'appartenenza del lavoratore al gruppo che ha dato la risposta maggioritaria.</text:p>
      <text:p text:style-name="P1">Se la keyword viene decrementata al livello zero viene disassociata dal lavoratore e assume il suo valore di default che e' zero, altrimenti, se la keyword viene incrementata a livello uno, dovra' essere associata al lavoratore esplicitamente in quanto possiede ora un livello maggiore di zero.</text:p>
      <text:p text:style-name="P1"><text:soft-page-break/></text:p>
      <text:p text:style-name="P1"># Progettazione web</text:p>
      <text:p text:style-name="P1">Gli `endpoint` dell'applicazione:</text:p>
      <text:p text:style-name="P1">```</text:p>
      <text:p text:style-name="P1"><text:s text:c="2"/>- /</text:p>
      <text:p text:style-name="P1"><text:s text:c="4"/>- GET signup/</text:p>
      <text:p text:style-name="P1"><text:s text:c="4"/>- POST signup/ {user: ['worker', 'requester']}</text:p>
      <text:p text:style-name="P1"><text:s text:c="4"/>- GET login/</text:p>
      <text:p text:style-name="P1"><text:s text:c="4"/>- GET keywords/suggestions/{keyword}/</text:p>
      <text:p text:style-name="P1"><text:s text:c="2"/>- requester/</text:p>
      <text:p text:style-name="P1"><text:s text:c="4"/>- GET verification/</text:p>
      <text:p text:style-name="P1"><text:s text:c="4"/>- POST login {email, password}/</text:p>
      <text:p text:style-name="P1"><text:s text:c="4"/>- GET logout/</text:p>
      <text:p text:style-name="P1"><text:s text:c="4"/>- GET campaigns/</text:p>
      <text:p text:style-name="P1"><text:s text:c="4"/>- GET report/{campaign-id}/</text:p>
      <text:p text:style-name="P1"><text:s text:c="4"/>- GET new-campaign/</text:p>
      <text:p text:style-name="P1"><text:s text:c="4"/>- POST new-campaign/ {</text:p>
      <text:p text:style-name="P1"><text:s text:c="8"/>name: string,</text:p>
      <text:p text:style-name="P1"><text:s text:c="8"/>majority_threshold: integer,</text:p>
      <text:p text:style-name="P1"><text:s text:c="8"/>workers_per_task: integer,</text:p>
      <text:p text:style-name="P1"><text:s text:c="8"/>apply_end: datetime,</text:p>
      <text:p text:style-name="P1"><text:s text:c="8"/>start: datetime,</text:p>
      <text:p text:style-name="P1"><text:s text:c="8"/>end: datetime,</text:p>
      <text:p text:style-name="P1"><text:s text:c="8"/>tasks: [</text:p>
      <text:p text:style-name="P1"><text:s text:c="10"/>title: string,</text:p>
      <text:p text:style-name="P1"><text:s text:c="10"/>context: string,</text:p>
      <text:p text:style-name="P1"><text:s text:c="10"/>choices: [{name: string, value: string}],</text:p>
      <text:p text:style-name="P1"><text:s text:c="10"/>keywords: [string]</text:p>
      <text:p text:style-name="P1"><text:s text:c="8"/>]</text:p>
      <text:p text:style-name="P1"><text:s text:c="4"/>}</text:p>
      <text:p text:style-name="P1"><text:s text:c="2"/>- worker</text:p>
      <text:p text:style-name="P1"><text:s text:c="4"/>- POST login/ {email, password}</text:p>
      <text:p text:style-name="P1"><text:s text:c="4"/>- GET logout/</text:p>
      <text:p text:style-name="P1"><text:s text:c="4"/>- GET campaigns/</text:p>
      <text:p text:style-name="P1"><text:s text:c="4"/>- POST campaigns/apply/{campaign-id}/</text:p>
      <text:p text:style-name="P1"><text:s text:c="4"/>- GET campaign/{campaign-id}/task/</text:p>
      <text:p text:style-name="P1"><text:s text:c="4"/>- POST campaign/{campaign-id}/task/{task-id}/choice/ {choice: string}</text:p>
      <text:p text:style-name="P1">``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3T20:18:40.275554674</dc:date>
    <meta:editing-duration>PT3M2S</meta:editing-duration>
    <meta:editing-cycles>4</meta:editing-cycles>
    <meta:document-statistic meta:table-count="0" meta:image-count="0" meta:object-count="0" meta:page-count="3" meta:paragraph-count="101" meta:word-count="725" meta:character-count="5243" meta:non-whitespace-character-count="4444"/>
  </office:meta>
</office:document-meta>
</file>